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2ed52" officeooo:paragraph-rsid="0002ed52" style:font-weight-asian="bold" style:font-weight-complex="bold"/>
    </style:style>
    <style:style style:name="P2" style:family="paragraph" style:parent-style-name="Standard">
      <style:text-properties officeooo:paragraph-rsid="0002ed52"/>
    </style:style>
    <style:style style:name="P3" style:family="paragraph" style:parent-style-name="Text_20_body">
      <style:text-properties officeooo:rsid="0002ed52" officeooo:paragraph-rsid="0002ed52"/>
    </style:style>
    <style:style style:name="P4" style:family="paragraph" style:parent-style-name="Text_20_body" style:list-style-name="L1">
      <style:paragraph-properties style:line-height-at-least="0cm"/>
      <style:text-properties officeooo:paragraph-rsid="00047692"/>
    </style:style>
    <style:style style:name="P5" style:family="paragraph" style:parent-style-name="Text_20_body" style:list-style-name="L1">
      <style:paragraph-properties style:line-height-at-least="0cm"/>
      <style:text-properties fo:font-style="normal" fo:font-weight="normal" officeooo:rsid="00047692" officeooo:paragraph-rsid="0005bc7c" style:font-style-asian="normal" style:font-weight-asian="normal" style:font-style-complex="normal" style:font-weight-complex="normal"/>
    </style:style>
    <style:style style:name="P6" style:family="paragraph" style:parent-style-name="Text_20_body" style:list-style-name="L1">
      <style:paragraph-properties style:line-height-at-least="0cm"/>
      <style:text-properties fo:font-style="normal" fo:font-weight="normal" officeooo:rsid="00047692" officeooo:paragraph-rsid="0007924d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>
      <style:paragraph-properties style:line-height-at-least="0cm">
        <style:tab-stops>
          <style:tab-stop style:position="-0.503cm"/>
        </style:tab-stops>
      </style:paragraph-properties>
      <style:text-properties fo:font-style="normal" fo:font-weight="normal" officeooo:rsid="00047692" officeooo:paragraph-rsid="0005bc7c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6pt" style:text-underline-style="none" fo:font-weight="normal" officeooo:rsid="0011cf6c" officeooo:paragraph-rsid="0011cf6c" style:font-size-asian="14pt" style:font-weight-asian="normal" style:font-size-complex="16pt" style:font-weight-complex="normal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style:line-height-at-least="0cm" fo:text-indent="0cm" style:auto-text-indent="false" fo:background-color="transparent">
        <style:tab-stops>
          <style:tab-stop style:position="-0.503cm"/>
        </style:tab-stops>
      </style:paragraph-properties>
      <style:text-properties fo:font-style="normal" style:text-underline-style="none" fo:font-weight="normal" officeooo:rsid="00047692" officeooo:paragraph-rsid="0013706a" style:font-style-asian="normal" style:font-weight-asian="normal" style:font-style-complex="normal" style:font-weight-complex="normal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style:line-height-at-least="0cm" fo:text-indent="0cm" style:auto-text-indent="false" fo:background-color="transparent">
        <style:tab-stops>
          <style:tab-stop style:position="-0.503cm"/>
        </style:tab-stops>
      </style:paragraph-properties>
      <style:text-properties fo:font-style="normal" style:text-underline-style="none" fo:font-weight="normal" officeooo:rsid="00047692" officeooo:paragraph-rsid="0013bc74" style:font-style-asian="normal" style:font-weight-asian="normal" style:font-style-complex="normal" style:font-weight-complex="normal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loext:contextual-spacing="false" style:line-height-at-least="0cm" fo:text-indent="0cm" style:auto-text-indent="false" fo:background-color="transparent">
        <style:tab-stops>
          <style:tab-stop style:position="-0.503cm"/>
        </style:tab-stops>
      </style:paragraph-properties>
      <style:text-properties fo:font-style="normal" style:text-underline-style="none" fo:font-weight="normal" officeooo:rsid="00047692" officeooo:paragraph-rsid="001427f0" style:font-style-asian="normal" style:font-weight-asian="normal" style:font-style-complex="normal" style:font-weight-complex="normal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loext:contextual-spacing="false" style:line-height-at-least="0cm" fo:text-indent="0cm" style:auto-text-indent="false" fo:background-color="transparent">
        <style:tab-stops>
          <style:tab-stop style:position="-0.503cm"/>
        </style:tab-stops>
      </style:paragraph-properties>
      <style:text-properties fo:font-style="normal" style:text-underline-style="none" fo:font-weight="normal" officeooo:rsid="00047692" officeooo:paragraph-rsid="00151bfd" style:font-style-asian="normal" style:font-weight-asian="normal" style:font-style-complex="normal" style:font-weight-complex="normal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style:line-height-at-least="0cm" fo:text-indent="0cm" style:auto-text-indent="false" fo:background-color="transparent">
        <style:tab-stops>
          <style:tab-stop style:position="-0.503cm"/>
        </style:tab-stops>
      </style:paragraph-properties>
      <style:text-properties fo:font-style="normal" style:text-underline-style="none" fo:font-weight="normal" officeooo:rsid="00047692" officeooo:paragraph-rsid="001c55e6" style:font-style-asian="normal" style:font-weight-asian="normal" style:font-style-complex="normal" style:font-weight-complex="normal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style:line-height-at-least="0cm" fo:text-indent="0cm" style:auto-text-indent="false" fo:background-color="transparent">
        <style:tab-stops>
          <style:tab-stop style:position="-0.503cm"/>
        </style:tab-stops>
      </style:paragraph-properties>
      <style:text-properties fo:font-style="normal" style:text-underline-style="solid" style:text-underline-width="auto" style:text-underline-color="font-color" fo:font-weight="normal" officeooo:rsid="00047692" officeooo:paragraph-rsid="000ece38" style:font-style-asian="normal" style:font-weight-asian="normal" style:font-style-complex="normal" style:font-weight-complex="normal"/>
    </style:style>
    <style:style style:name="P15" style:family="paragraph" style:parent-style-name="Text_20_body" style:list-style-name="L1">
      <style:paragraph-properties fo:margin-left="-1.499cm" fo:margin-right="0cm" style:line-height-at-least="0cm" fo:text-indent="0cm" style:auto-text-indent="false"/>
      <style:text-properties fo:font-style="normal" fo:font-weight="normal" officeooo:rsid="00047692" officeooo:paragraph-rsid="0007924d" style:font-style-asian="normal" style:font-weight-asian="normal" style:font-style-complex="normal" style:font-weight-complex="normal"/>
    </style:style>
    <style:style style:name="P16" style:family="paragraph" style:parent-style-name="Text_20_body" style:list-style-name="L1">
      <style:paragraph-properties fo:margin-left="-1.499cm" fo:margin-right="0cm" style:line-height-at-least="0cm" fo:text-indent="0cm" style:auto-text-indent="false">
        <style:tab-stops>
          <style:tab-stop style:position="-0.503cm"/>
        </style:tab-stops>
      </style:paragraph-properties>
      <style:text-properties fo:font-style="normal" fo:font-weight="normal" officeooo:rsid="00047692" officeooo:paragraph-rsid="000cbc38" style:font-style-asian="normal" style:font-weight-asian="normal" style:font-style-complex="normal" style:font-weight-complex="normal"/>
    </style:style>
    <style:style style:name="P17" style:family="paragraph" style:parent-style-name="Text_20_body" style:list-style-name="L1">
      <style:paragraph-properties fo:margin-left="-1.499cm" fo:margin-right="0cm" style:line-height-at-least="0cm" fo:text-indent="0cm" style:auto-text-indent="false">
        <style:tab-stops>
          <style:tab-stop style:position="-0.503cm"/>
        </style:tab-stops>
      </style:paragraph-properties>
      <style:text-properties fo:font-style="normal" style:text-underline-style="none" fo:font-weight="normal" officeooo:rsid="00047692" officeooo:paragraph-rsid="0005bc7c" style:font-style-asian="normal" style:font-weight-asian="normal" style:font-style-complex="normal" style:font-weight-complex="normal"/>
    </style:style>
    <style:style style:name="P18" style:family="paragraph" style:parent-style-name="Text_20_body" style:list-style-name="L1">
      <style:paragraph-properties fo:margin-left="-1.499cm" fo:margin-right="0cm" style:line-height-at-least="0cm" fo:text-indent="0cm" style:auto-text-indent="false">
        <style:tab-stops>
          <style:tab-stop style:position="-0.503cm"/>
        </style:tab-stops>
      </style:paragraph-properties>
      <style:text-properties fo:font-style="normal" style:text-underline-style="none" fo:font-weight="normal" officeooo:rsid="00047692" officeooo:paragraph-rsid="000cbc38" style:font-style-asian="normal" style:font-weight-asian="normal" style:font-style-complex="normal" style:font-weight-complex="normal"/>
    </style:style>
    <style:style style:name="P19" style:family="paragraph" style:parent-style-name="Text_20_body" style:list-style-name="L1">
      <style:paragraph-properties fo:margin-left="-1.499cm" fo:margin-right="0cm" style:line-height-at-least="0cm" fo:text-indent="0cm" style:auto-text-indent="false">
        <style:tab-stops>
          <style:tab-stop style:position="-0.503cm"/>
        </style:tab-stops>
      </style:paragraph-properties>
      <style:text-properties fo:font-style="normal" style:text-underline-style="none" fo:font-weight="normal" officeooo:rsid="00047692" officeooo:paragraph-rsid="000ec805" style:font-style-asian="normal" style:font-weight-asian="normal" style:font-style-complex="normal" style:font-weight-complex="normal"/>
    </style:style>
    <style:style style:name="P20" style:family="paragraph" style:parent-style-name="Text_20_body" style:list-style-name="L1">
      <loext:graphic-properties draw:fill="none"/>
      <style:paragraph-properties fo:margin-left="-1.499cm" fo:margin-right="0cm" fo:margin-top="0cm" fo:margin-bottom="0.247cm" loext:contextual-spacing="false" style:line-height-at-least="0cm" fo:text-indent="0cm" style:auto-text-indent="false" fo:background-color="transparent"/>
      <style:text-properties fo:font-style="normal" fo:font-weight="normal" officeooo:rsid="00047692" officeooo:paragraph-rsid="000abd2e" style:font-style-asian="normal" style:font-weight-asian="normal" style:font-style-complex="normal" style:font-weight-complex="normal"/>
    </style:style>
    <style:style style:name="P21" style:family="paragraph" style:parent-style-name="Text_20_body" style:list-style-name="L1">
      <style:paragraph-properties fo:margin-left="0cm" fo:margin-right="0cm" style:line-height-at-least="0cm" fo:text-indent="0cm" style:auto-text-indent="false"/>
      <style:text-properties fo:font-style="normal" fo:font-weight="normal" officeooo:rsid="00047692" officeooo:paragraph-rsid="00098c71" style:font-style-asian="normal" style:font-weight-asian="normal" style:font-style-complex="normal" style:font-weight-complex="normal"/>
    </style:style>
    <style:style style:name="P22" style:family="paragraph" style:parent-style-name="Text_20_body">
      <loext:graphic-properties draw:fill="none"/>
      <style:paragraph-properties fo:margin-left="1.3cm" fo:margin-right="0cm" fo:margin-top="0cm" fo:margin-bottom="0.247cm" loext:contextual-spacing="false" style:line-height-at-least="0cm" fo:text-indent="0cm" style:auto-text-indent="false" fo:background-color="transparent"/>
      <style:text-properties fo:font-style="normal" fo:font-weight="normal" officeooo:rsid="00047692" officeooo:paragraph-rsid="000abd2e" style:font-style-asian="normal" style:font-weight-asian="normal" style:font-style-complex="normal" style:font-weight-complex="normal"/>
    </style:style>
    <style:style style:name="P23" style:family="paragraph" style:parent-style-name="Text_20_body" style:list-style-name="L1" style:master-page-name="">
      <loext:graphic-properties draw:fill="none"/>
      <style:paragraph-properties fo:margin-top="0cm" fo:margin-bottom="0.247cm" loext:contextual-spacing="false" style:line-height-at-least="0cm" style:page-number="auto" fo:background-color="transparent"/>
      <style:text-properties fo:font-style="normal" fo:font-weight="normal" officeooo:rsid="00047692" officeooo:paragraph-rsid="000bc24a" style:font-style-asian="normal" style:font-weight-asian="normal" style:font-style-complex="normal" style:font-weight-complex="normal"/>
    </style:style>
    <style:style style:name="P24" style:family="paragraph" style:parent-style-name="Text_20_body">
      <loext:graphic-properties draw:fill="none"/>
      <style:paragraph-properties fo:margin-top="0cm" fo:margin-bottom="0.247cm" loext:contextual-spacing="false" style:line-height-at-least="0cm" fo:background-color="transparent"/>
      <style:text-properties fo:font-style="normal" fo:font-weight="normal" officeooo:rsid="00047692" officeooo:paragraph-rsid="000bc24a" style:font-style-asian="normal" style:font-weight-asian="normal" style:font-style-complex="normal" style:font-weight-complex="normal"/>
    </style:style>
    <style:style style:name="P25" style:family="paragraph" style:parent-style-name="Text_20_body" style:list-style-name="L1">
      <loext:graphic-properties draw:fill="none"/>
      <style:paragraph-properties fo:margin-top="0cm" fo:margin-bottom="0.247cm" loext:contextual-spacing="false" style:line-height-at-least="0cm" fo:background-color="transparent"/>
      <style:text-properties fo:font-style="normal" fo:font-weight="bold" officeooo:rsid="000bc24a" officeooo:paragraph-rsid="000bc24a" style:font-style-asian="normal" style:font-weight-asian="bold" style:font-style-complex="normal" style:font-weight-complex="bold"/>
    </style:style>
    <style:style style:name="P26" style:family="paragraph" style:parent-style-name="Text_20_body" style:list-style-name="L1" style:master-page-name="">
      <loext:graphic-properties draw:fill="none"/>
      <style:paragraph-properties fo:margin-left="-1.3cm" fo:margin-right="0cm" fo:margin-top="0cm" fo:margin-bottom="0.247cm" loext:contextual-spacing="false" style:line-height-at-least="0cm" fo:text-indent="0cm" style:auto-text-indent="false" style:page-number="auto" fo:background-color="transparent">
        <style:tab-stops>
          <style:tab-stop style:position="-0.503cm"/>
        </style:tab-stops>
      </style:paragraph-properties>
      <style:text-properties fo:font-style="normal" style:text-underline-style="none" fo:font-weight="normal" officeooo:rsid="00047692" officeooo:paragraph-rsid="000ec805" style:font-style-asian="normal" style:font-weight-asian="normal" style:font-style-complex="normal" style:font-weight-complex="normal"/>
    </style:style>
    <style:style style:name="P27" style:family="paragraph" style:parent-style-name="Text_20_body" style:list-style-name="L1">
      <loext:graphic-properties draw:fill="none"/>
      <style:paragraph-properties fo:margin-left="-1.3cm" fo:margin-right="0cm" fo:margin-top="0cm" fo:margin-bottom="0.247cm" loext:contextual-spacing="false" style:line-height-at-least="0cm" fo:text-indent="0cm" style:auto-text-indent="false" fo:background-color="transparent">
        <style:tab-stops>
          <style:tab-stop style:position="-0.503cm"/>
        </style:tab-stops>
      </style:paragraph-properties>
      <style:text-properties fo:font-style="normal" style:text-underline-style="none" fo:font-weight="normal" officeooo:rsid="00047692" officeooo:paragraph-rsid="000ec805" style:font-style-asian="normal" style:font-weight-asian="normal" style:font-style-complex="normal" style:font-weight-complex="normal"/>
    </style:style>
    <style:style style:name="P28" style:family="paragraph" style:parent-style-name="Text_20_body">
      <loext:graphic-properties draw:fill="none"/>
      <style:paragraph-properties fo:margin-left="-1.3cm" fo:margin-right="0cm" fo:margin-top="0cm" fo:margin-bottom="0.247cm" loext:contextual-spacing="false" style:line-height-at-least="0cm" fo:text-indent="0cm" style:auto-text-indent="false" fo:background-color="transparent">
        <style:tab-stops>
          <style:tab-stop style:position="-0.503cm"/>
        </style:tab-stops>
      </style:paragraph-properties>
      <style:text-properties fo:font-style="normal" style:text-underline-style="none" fo:font-weight="normal" officeooo:rsid="00047692" officeooo:paragraph-rsid="000ec805" style:font-style-asian="normal" style:font-weight-asian="normal" style:font-style-complex="normal" style:font-weight-complex="normal"/>
    </style:style>
    <style:style style:name="P29" style:family="paragraph" style:parent-style-name="Text_20_body">
      <loext:graphic-properties draw:fill="none"/>
      <style:paragraph-properties fo:margin-left="-1.3cm" fo:margin-right="0cm" fo:margin-top="0cm" fo:margin-bottom="0.247cm" loext:contextual-spacing="false" style:line-height-at-least="0cm" fo:text-indent="0cm" style:auto-text-indent="false" fo:background-color="transparent">
        <style:tab-stops>
          <style:tab-stop style:position="-0.503cm"/>
        </style:tab-stops>
      </style:paragraph-properties>
      <style:text-properties fo:font-style="normal" style:text-underline-style="none" fo:font-weight="normal" officeooo:rsid="00047692" officeooo:paragraph-rsid="000ece38" style:font-style-asian="normal" style:font-weight-asian="normal" style:font-style-complex="normal" style:font-weight-complex="normal"/>
    </style:style>
    <style:style style:name="P30" style:family="paragraph" style:parent-style-name="Text_20_body">
      <loext:graphic-properties draw:fill="none"/>
      <style:paragraph-properties fo:margin-left="-1.3cm" fo:margin-right="0cm" fo:margin-top="0cm" fo:margin-bottom="0.247cm" loext:contextual-spacing="false" style:line-height-at-least="0cm" fo:text-indent="0cm" style:auto-text-indent="false" fo:background-color="transparent">
        <style:tab-stops>
          <style:tab-stop style:position="-0.503cm"/>
        </style:tab-stops>
      </style:paragraph-properties>
      <style:text-properties fo:font-style="normal" style:text-underline-style="none" fo:font-weight="normal" officeooo:rsid="00047692" officeooo:paragraph-rsid="0012a3f0" style:font-style-asian="normal" style:font-weight-asian="normal" style:font-style-complex="normal" style:font-weight-complex="normal"/>
    </style:style>
    <style:style style:name="P31" style:family="paragraph" style:parent-style-name="Text_20_body">
      <loext:graphic-properties draw:fill="none"/>
      <style:paragraph-properties fo:margin-left="-1.3cm" fo:margin-right="0cm" fo:margin-top="0cm" fo:margin-bottom="0.247cm" loext:contextual-spacing="false" style:line-height-at-least="0cm" fo:text-indent="0cm" style:auto-text-indent="false" fo:background-color="transparent">
        <style:tab-stops>
          <style:tab-stop style:position="-0.503cm"/>
        </style:tab-stops>
      </style:paragraph-properties>
      <style:text-properties fo:font-style="normal" style:text-underline-style="none" fo:font-weight="normal" officeooo:rsid="00047692" officeooo:paragraph-rsid="001bdd8a" style:font-style-asian="normal" style:font-weight-asian="normal" style:font-style-complex="normal" style:font-weight-complex="normal"/>
    </style:style>
    <style:style style:name="P32" style:family="paragraph" style:parent-style-name="Title">
      <style:text-properties fo:font-size="24pt" style:text-underline-style="solid" style:text-underline-width="auto" style:text-underline-color="font-color" officeooo:rsid="0002ed52" officeooo:paragraph-rsid="0002ed52" style:font-size-asian="24pt" style:font-size-complex="24pt"/>
    </style:style>
    <style:style style:name="P33" style:family="paragraph" style:parent-style-name="Title">
      <style:paragraph-properties fo:text-align="start" style:justify-single-word="false"/>
      <style:text-properties fo:font-size="16pt" style:text-underline-style="none" fo:font-weight="normal" officeooo:rsid="0011cf6c" officeooo:paragraph-rsid="0011cf6c" style:font-size-asian="14pt" style:font-weight-asian="normal" style:font-size-complex="16pt" style:font-weight-complex="normal"/>
    </style:style>
    <style:style style:name="P34" style:family="paragraph">
      <style:paragraph-properties fo:text-align="center"/>
    </style:style>
    <style:style style:name="T1" style:family="text">
      <style:text-properties officeooo:rsid="0002ed52"/>
    </style:style>
    <style:style style:name="T2" style:family="text">
      <style:text-properties fo:font-weight="bold" officeooo:rsid="0005bc7c" style:font-weight-asian="bold" style:font-weight-complex="bold"/>
    </style:style>
    <style:style style:name="T3" style:family="text">
      <style:text-properties fo:font-weight="bold" officeooo:rsid="000e331d" style:font-weight-asian="bold" style:font-weight-complex="bold"/>
    </style:style>
    <style:style style:name="T4" style:family="text">
      <style:text-properties fo:font-weight="bold" officeooo:rsid="000ec805" style:font-weight-asian="bold" style:font-weight-complex="bold"/>
    </style:style>
    <style:style style:name="T5" style:family="text">
      <style:text-properties fo:font-weight="bold" officeooo:rsid="000ece38" style:font-weight-asian="bold" style:font-weight-complex="bold"/>
    </style:style>
    <style:style style:name="T6" style:family="text">
      <style:text-properties fo:font-weight="bold" officeooo:rsid="0012a3f0" style:font-weight-asian="bold" style:font-weight-complex="bold"/>
    </style:style>
    <style:style style:name="T7" style:family="text">
      <style:text-properties fo:font-weight="bold" officeooo:rsid="0013706a" style:font-weight-asian="bold" style:font-weight-complex="bold"/>
    </style:style>
    <style:style style:name="T8" style:family="text">
      <style:text-properties fo:font-weight="bold" officeooo:rsid="001427f0" style:font-weight-asian="bold" style:font-weight-complex="bold"/>
    </style:style>
    <style:style style:name="T9" style:family="text">
      <style:text-properties fo:font-weight="bold" officeooo:rsid="00151bfd" style:font-weight-asian="bold" style:font-weight-complex="bold"/>
    </style:style>
    <style:style style:name="T10" style:family="text">
      <style:text-properties fo:font-weight="bold" officeooo:rsid="0016eaa3" style:font-weight-asian="bold" style:font-weight-complex="bold"/>
    </style:style>
    <style:style style:name="T11" style:family="text">
      <style:text-properties fo:font-weight="bold" officeooo:rsid="001c55e6" style:font-weight-asian="bold" style:font-weight-complex="bold"/>
    </style:style>
    <style:style style:name="T12" style:family="text">
      <style:text-properties fo:font-weight="bold" officeooo:rsid="001e64b2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05bc7c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02ed52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094a37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098c7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0bc24a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12a3f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13bc74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officeooo:rsid="000e331d"/>
    </style:style>
    <style:style style:name="T21" style:family="text">
      <style:text-properties style:text-underline-style="none" fo:font-weight="bold" officeooo:rsid="0005bc7c" style:font-weight-asian="bold" style:font-weight-complex="bold"/>
    </style:style>
    <style:style style:name="T22" style:family="text">
      <style:text-properties style:text-underline-style="none" fo:font-weight="bold" officeooo:rsid="00094a37" style:font-weight-asian="bold" style:font-weight-complex="bold"/>
    </style:style>
    <style:style style:name="T23" style:family="text">
      <style:text-properties style:text-underline-style="none" fo:font-weight="normal" officeooo:rsid="0013bc74" style:font-weight-asian="normal" style:font-weight-complex="normal"/>
    </style:style>
    <style:style style:name="T24" style:family="text">
      <style:text-properties style:text-underline-style="none" officeooo:rsid="0005bc7c"/>
    </style:style>
    <style:style style:name="T25" style:family="text">
      <style:text-properties fo:font-style="italic" officeooo:rsid="00047692" style:font-style-asian="italic" style:font-style-complex="italic"/>
    </style:style>
    <style:style style:name="T26" style:family="text">
      <style:text-properties fo:font-style="italic" fo:font-weight="bold" officeooo:rsid="00047692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0abd2e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0e331d" style:font-style-asian="italic" style:font-weight-asian="bold" style:font-style-complex="italic" style:font-weight-complex="bold"/>
    </style:style>
    <style:style style:name="T29" style:family="text">
      <style:text-properties officeooo:rsid="0005bc7c"/>
    </style:style>
    <style:style style:name="T30" style:family="text">
      <style:text-properties officeooo:rsid="000abd2e"/>
    </style:style>
    <style:style style:name="T31" style:family="text">
      <style:text-properties officeooo:rsid="000bc24a"/>
    </style:style>
    <style:style style:name="T32" style:family="text">
      <style:text-properties officeooo:rsid="000e331d"/>
    </style:style>
    <style:style style:name="T33" style:family="text">
      <style:text-properties officeooo:rsid="000ec805"/>
    </style:style>
    <style:style style:name="T34" style:family="text">
      <style:text-properties officeooo:rsid="000ece38"/>
    </style:style>
    <style:style style:name="T35" style:family="text">
      <style:text-properties officeooo:rsid="0012a3f0"/>
    </style:style>
    <style:style style:name="T36" style:family="text">
      <style:text-properties officeooo:rsid="0013bc74"/>
    </style:style>
    <style:style style:name="T37" style:family="text">
      <style:text-properties officeooo:rsid="001427f0"/>
    </style:style>
    <style:style style:name="T38" style:family="text">
      <style:text-properties officeooo:rsid="00151bfd"/>
    </style:style>
    <style:style style:name="T39" style:family="text">
      <style:text-properties officeooo:rsid="0016eaa3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Terki Adel</text:p>
      <text:p text:style-name="P8">Binôme:Florent Vielmas</text:p>
      <text:p text:style-name="P32">PROJET HUFFMAN :DECOMPRESSEUR</text:p>
      <text:p text:style-name="P3"/>
      <text:p text:style-name="Standard"/>
      <text:p text:style-name="P2"><text:span text:style-name="T14"/></text:p>
      <text:p text:style-name="P2"><text:span text:style-name="T15">1-</text:span><text:span text:style-name="T14">INTRODUCTION :</text:span></text:p>
      <text:p text:style-name="P1"/>
      <text:list xml:id="list2740854754299519634" text:style-name="L1">
        <text:list-header>
          <text:p text:style-name="P4"><text:span text:style-name="T1"><text:s text:c="20"/>Une fois votre fichier passé au compresseur HUF;il est temps pour lui de faire l’expérience de la décompression par le biais de DEHUF;pour utiliser le dit décompresseur il suffit simplement d’employé la syntaxe suivante en ligne de commande :</text:span></text:p>
          <text:p text:style-name="P4"><text:span text:style-name="T1"><text:s/> </text:span><text:span text:style-name="T25">dehuf <text:s/>monfichier .</text:span><text:span text:style-name="T26">huff</text:span></text:p>
          <text:p text:style-name="P6">comme vous pouvez le voire , « <text:span text:style-name="T29">huff » est en gras , en d’autres termes ; il est nécessaire que le fichier passé au décompresseur ai une extension </text:span><text:span text:style-name="T2">.huff </text:span><text:span text:style-name="T29">comme indiqué ci dessus .</text:span></text:p>
          <text:p text:style-name="P15"><text:span text:style-name="T29"><text:s text:c="15"/></text:span></text:p>
          <text:p text:style-name="P15"><text:span text:style-name="T29"><text:s text:c="4"/></text:span><text:span text:style-name="T21"><text:s text:c="10"/></text:span><text:span text:style-name="T22">2-</text:span><text:span text:style-name="T13">FONCTIONNENT :</text:span></text:p>
          <text:list>
            <text:list-item>
              <text:list>
                <text:list-header>
                  <text:p text:style-name="P15"><text:span text:style-name="T24"><text:s/></text:span><text:span text:style-name="T21"><text:tab/></text:span><text:span text:style-name="T29"><text:tab/><text:tab/><text:tab/></text:span></text:p>
                  <text:p text:style-name="P23"><text:span text:style-name="T29"><text:s text:c="12"/>La décompression consiste a la lecture de tout le fichier compressé,une lecture durant laquelle  seront récoltées toutes les informations nécessaire (taille du fichier d’origine , le nombre de caractères différents dans le fichier initial ,le tableau d’occurrence encodé…..) pour pouvoir restituer le fichier a son état naturelle. <text:s/>; au cours de celle ci <text:s/>, nous interpréterons chaque octet (caractère) lu dans le fichier compressé en une <text:s/>chaîne de caractère ou sera stocké le code binaire du code ASCII du caractère lu ;ceci sera fait a l’aide des <text:s/>fonctions « </text:span><text:span text:style-name="T17">ctob</text:span><text:span text:style-name="T2"> </text:span><text:span text:style-name="T29">» et « </text:span><text:span text:style-name="T17">itob »</text:span><text:span text:style-name="T29"> ;sur la chaîne de caractère obtenue va étre effectué un traitement spécifique qui est déterminé en fonction <text:s/>de l’étape a laquelle est arrivé la décompression <text:s/>,voici un schéma qui résume le procédé décrit ci dessus:</text:span></text:p>
                </text:list-header>
              </text:list>
            </text:list-item>
          </text:list>
        </text:list-header>
      </text:list>
      <text:p text:style-name="P24"/>
      <text:p text:style-name="P24"><text:s text:c="7"/><text:span text:style-name="T31">FICHIER COMPRESSÉ <text:s text:c="16"/>ctob (caractère) <text:s text:c="21"/>CODE BINAIRE DU <text:tab/><text:tab/><text:tab/><text:tab/><text:tab/><text:tab/><text:tab/><text:tab/><text:tab/><text:tab/><text:tab/> <text:s text:c="7"/>CARACTÈRE LU <text:s text:c="8"/></text:span></text:p>
      <text:p text:style-name="P24"><text:s text:c="19"/><text:span text:style-name="T31">caractère <text:s text:c="20"/>=====================&gt; <text:s text:c="10"/>**** **** / *={0 ,1} <text:s text:c="4"/></text:span></text:p>
      <text:list xml:id="list5813748346549" text:continue-numbering="true" text:style-name="L1">
        <text:list-header>
          <text:p text:style-name="P25">ex : <text:s text:c="6"/>a <text:s text:c="37"/>ctob(a)=ctob(97) <text:s text:c="21"/>0110 0001</text:p>
          <text:list>
            <text:list-item>
              <text:list>
                <text:list-header>
                  <text:p text:style-name="P20"><text:s text:c="33"/></text:p>
                  <text:p text:style-name="P20"><text:span text:style-name="T29"><text:s text:c="134"/>*:1bit</text:span></text:p>
                </text:list-header>
              </text:list>
            </text:list-item>
          </text:list>
        </text:list-header>
      </text:list>
      <text:p text:style-name="P22"><text:span text:style-name="T30"><text:s/>Se (décompression) déroulant en 3 principales étapes ; en <text:tab/>premier on a l’étape <text:s/>de la </text:span><text:span text:style-name="T13">lecture du préfixe du fichier compressé</text:span><text:span text:style-name="T29"> puis , survient l’étape suivante qui est celle de la </text:span><text:span text:style-name="T13">reconstitution de l’arbre huffman</text:span><text:span text:style-name="T29"> , ce dernier servira a la dernière étape , autrement dit l’étape finale de la décompression : </text:span><text:span text:style-name="T13">la reconstitution du contenue du fi</text:span><text:span text:style-name="T16">chier </text:span><text:span text:style-name="T13">originelle </text:span><text:span text:style-name="T29">et son affichage sur la sortie standard .</text:span></text:p>
      <text:list xml:id="list5814965551001" text:continue-numbering="true" text:style-name="L1">
        <text:list-item>
          <text:list>
            <text:list-item>
              <text:list>
                <text:list-header>
                  <text:p text:style-name="P21"><text:soft-page-break/><text:span text:style-name="T29"><text:tab/><text:tab/></text:span></text:p>
                </text:list-header>
              </text:list>
            </text:list-item>
          </text:list>
          <text:p text:style-name="P5"/>
          <text:p text:style-name="P7"/>
          <text:p text:style-name="P16"><text:span text:style-name="T29"><text:s/><text:tab/>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8"><text:span text:style-name="T2"><text:s text:c="2"/><text:tab/><text:tab/></text:span><text:span text:style-name="T13">2-a-Lecture du préfixe du fichier compress</text:span><text:span text:style-name="T16">é</text:span><text:span text:style-name="T13">: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7"><text:s text:c="22"/><text:tab/><text:tab/><text:tab/>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9"><text:s text:c="12"/><text:tab/><text:tab/><text:tab/><text:span text:style-name="T30">Cette procédure est le commencement de tout : on démarre avec la lecture des <text:tab/><text:tab/><text:tab/>4 premiers octets du fichiers compressé ; qu’on <text:s/>sauvegarde dans une chaîne de <text:tab/><text:tab/><text:tab/><text:tab/>caractères </text:span><text:span text:style-name="T27">taille_b </text:span><text:span text:style-name="T32">avec le même procédé expliqué précédemment</text:span><text:span text:style-name="T27"> </text:span><text:span text:style-name="T32">,ensuite a l’aide de <text:tab/><text:tab/><text:tab/>la fonction </text:span><text:span text:style-name="T28">btoi</text:span><text:span text:style-name="T20"> </text:span><text:span text:style-name="T32">on obtient la taille du fichier <text:s/>dont on enregistre la valeur dans la <text:tab/><text:tab/><text:tab/><text:tab/>variable </text:span><text:span text:style-name="T28">taille_fichier</text:span><text:span text:style-name="T32">;on réitéré la même démarche pour le 5 ème octet contenant le <text:tab/><text:tab/><text:tab/>nombre de caractères différents dans le fichier , et on obtient une variable <text:tab/><text:tab/><text:tab/><text:tab/></text:span><text:span text:style-name="T3">nb_car_fichier</text:span><text:span text:style-name="T32">;et enfin pour fini avec le préfixe ; on s’attaque au tableau d’occurence <text:s/><text:tab/><text:tab/><text:tab/>qui est encodé dans le fichier compressé comme suit :</text:span></text:p>
                                              <text:p text:style-name="P19"><text:span text:style-name="T32"><text:s/></text:span></text:p>
                                              <text:p text:style-name="P26"><text:span text:style-name="T33"><text:s text:c="72"/>FICHIER COMPRESSÉ</text:span></text:p>
                                              <text:p text:style-name="P27"><text:s text:c="37"/><text:span text:style-name="T33">Taille du fichier <text:s text:c="8"/></text:span><text:s text:c="8"/><text:span text:style-name="T33">Nombre de caractères </text:span><text:s text:c="17"/><text:span text:style-name="T33">tableau d’occurrence</text:span></text:p>
                                              <text:p text:style-name="P27"><text:s text:c="42"/><text:span text:style-name="T4">4 octets <text:s text:c="2"/></text:span><text:span text:style-name="T33"><text:s text:c="30"/></text:span><text:span text:style-name="T4">1 octet</text:span><text:span text:style-name="T33"> <text:s text:c="33"/></text:span><text:span text:style-name="T4">5*nb_car_fichier octets</text:span></text:p>
                                              <text:p text:style-name="P27"><draw:line text:anchor-type="paragraph" draw:z-index="0" draw:name="Forme1" draw:style-name="gr1" draw:text-style-name="P34" svg:x1="13.951cm" svg:y1="0.372cm" svg:x2="13.977cm" svg:y2="2.171cm"><text:p/></draw:line><draw:line text:anchor-type="paragraph" draw:z-index="1" draw:name="Forme2" draw:style-name="gr1" draw:text-style-name="P34" svg:x1="15.935cm" svg:y1="0.399cm" svg:x2="15.988cm" svg:y2="2.542cm"><text:p/></draw:line> <text:s/><text:tab/><text:tab/> <text:s text:c="9"/><text:tab/> <text:s text:c="5"/><text:span text:style-name="T33">o o o o <text:s text:c="36"/>o <text:s text:c="44"/>o <text:s/>oooo o oooo o oooo 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28"/>
      <text:p text:style-name="P29"><text:s text:c="140"/><text:span text:style-name="T34">nbr <text:s text:c="15"/><text:tab/><text:tab/><text:tab/><text:tab/><text:tab/><text:tab/><text:tab/><text:tab/><text:tab/><text:tab/><text:tab/><text:tab/><text:tab/><text:tab/> <text:s text:c="3"/>caractère</text:span></text:p>
      <text:p text:style-name="P29"><text:span text:style-name="T34"><text:s text:c="132"/>d’occurrence</text:span></text:p>
      <text:p text:style-name="P29"/>
      <text:p text:style-name="P29"><text:s text:c="46"/>*<text:span text:style-name="T34">o : 1 octet</text:span></text:p>
      <text:p text:style-name="P29"/>
      <text:p text:style-name="P31"><text:s text:c="39"/><text:span text:style-name="T34">de la même façon et en combinant l’utilisation des fonctions </text:span><text:span text:style-name="T5">btoc ET btoi </text:span><text:span text:style-name="T34">(binairy <text:tab/><text:tab/><text:tab/>to integer – binairy to </text:span><text:s/><text:span text:style-name="T34">char ) on arrive a reconstituer le tableau d’occurrence sous le <text:tab/><text:tab/><text:tab/>nom de </text:span><text:span text:style-name="T5">car[256]</text:span><text:span text:style-name="T34"> , lors de sa construction on crée en parallèle un autre tableau <text:tab/><text:tab/><text:tab/><text:tab/></text:span><text:span text:style-name="T5">proba[256]</text:span><text:span text:style-name="T34"> contenant <text:s/>la probabilité d’apparition de chaque caractère,ce dernier étant <text:tab/><text:tab/><text:tab/>essentiel à la prochaine étape.</text:span></text:p>
      <text:p text:style-name="P29"/>
      <text:p text:style-name="P29"/>
      <text:p text:style-name="P30"><text:tab/><text:tab/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30"><text:soft-page-break/><text:span text:style-name="T6"><text:tab/><text:tab/></text:span><text:span text:style-name="T18">2-b-Reconstitution de l’arbre de huffman :</text:span></text:p>
      <text:p text:style-name="P14"/>
      <text:p text:style-name="P13"><text:tab/><text:tab/><text:tab/><text:span text:style-name="T35">Cette étape reprend le même algorithme utilisé en TD pour la construction de <text:s text:c="3"/><text:tab/><text:tab/> l’arbre de Huffman , les caractères se trouvant dans le tableau </text:span><text:span text:style-name="T6">car[256] </text:span><text:span text:style-name="T35">sont les <text:tab/><text:tab/><text:tab/>feuilles du dit arbre , compte au nœuds internes restants: ils seront crées en <text:s text:c="16"/><text:tab/><text:tab/>s’ appuyant du <text:s/>tableau </text:span><text:span text:style-name="T6">proba[256] </text:span><text:span text:style-name="T35">; l’arbre compte au total : <text:tab/><text:tab/><text:tab/><text:tab/><text:tab/><text:tab/> <text:s text:c="11"/></text:span></text:p>
      <text:p text:style-name="P13"><text:span text:style-name="T7"><text:tab/><text:tab/><text:tab/><text:tab/>nbnoe</text:span><text:span text:style-name="T11">u</text:span><text:span text:style-name="T7">d =</text:span><text:span text:style-name="T35"> </text:span><text:span text:style-name="T6">nbr_car_fichier</text:span><text:span text:style-name="T35">*2-1 <text:tab/>nœuds .</text:span></text:p>
      <text:p text:style-name="P9"/>
      <text:p text:style-name="P9"/>
      <text:p text:style-name="P9"><text:tab/><text:span text:style-name="T19">2-c-Reconstitution du contenue :</text:span></text:p>
      <text:p text:style-name="P9"><text:span text:style-name="T23"/></text:p>
      <text:p text:style-name="P9"><text:span text:style-name="T36"><text:tab/><text:tab/><text:tab/>Nous y voila enfin , la phase finale de la décompression , après avoir <text:tab/><text:tab/><text:tab/>reconstituer le fameux arbre et récupéré les informations relatifs au fichier d’origine</text:span></text:p>
      <text:p text:style-name="P12"><text:tab/><text:tab/><text:span text:style-name="T36">nous pouvons enfin nous lancer à la tache la <text:s/>plus important du long procédé qu’est <text:tab/><text:tab/>la décompression , et oui je parle bien de réassembler le fichier initial : pour ce faire ; <text:tab/><text:tab/>on reprend la lecture du fichier compressé juste après la fin du préfixe de ce dernier , <text:tab/><text:tab/>et la ça se complique un peu puisque on n’a plus a faire a des octets mais a des code <text:tab/><text:tab/>de longueurs différentes <text:s/>pouvant varié de 1 bit a 8 bits voir plus;afin de palier a cette <text:tab/><text:tab/>contrainte on effectue la lecture de cette partie délicate du fichier en s’aidant de 2 <text:tab/><text:tab/>chaînes de caractères </text:span><text:span text:style-name="T8">buf[8] </text:span><text:span text:style-name="T37">et </text:span><text:span text:style-name="T8">lecture[8].</text:span></text:p>
      <text:p text:style-name="P12"><text:span text:style-name="T8"><text:tab/><text:tab/></text:span><text:span text:style-name="T39">A l’aide d’une boucle dont la condition d’arrêt est l’égalité du compteur à la valeur <text:tab/><text:tab/>du nombre de caractère différents ( </text:span><text:span text:style-name="T10">i == nbr_car_fichier) :</text:span><text:span text:style-name="T8">lecture[8]</text:span><text:span text:style-name="T37"> récupère a <text:tab/><text:tab/>chaque fois un octet qui sera <text:tab/>transmit a </text:span><text:span text:style-name="T8">buf[8] </text:span><text:span text:style-name="T37">par copie , ensuite <text:s/>c’est à chaque fois <text:tab/><text:tab/>qu’en parcourrera <text:s/></text:span><text:span text:style-name="T8">buf[8] </text:span><text:span text:style-name="T37">qu’on parcourra l’arbre de Huffman simutanément jusqu’à <text:tab/><text:tab/>tomber sur une feuille <text:s/>, cette dernière nous indique le caractère à afficher , aprés <text:tab/><text:tab/>chaque caractère affiché on décale avec la fonction </text:span><text:span text:style-name="T12">decalage</text:span><text:span text:style-name="T37"> </text:span><text:span text:style-name="T9">buf[8] </text:span><text:span text:style-name="T10">de</text:span><text:span text:style-name="T38"> droite vers la <text:tab/><text:tab/>gauche pour pouvoir le remplir a la prochaine itération et poursuivre le décryptage du <text:tab/><text:tab/>texte . <text:s text:c="2"/></text:span></text:p>
      <text:p text:style-name="P11"><text:span text:style-name="T37"><text:s text:c="2"/></text:span></text:p>
      <text:p text:style-name="P10"><text:span text:style-name="T36"><text:tab/><text:tab/> *ce qui est marqué en gras sont les noms de quelques variables et principales <text:s/><text:tab/><text:tab/><text:tab/>fonctions utilisées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-1.499cm" fo:margin-right="0cm" fo:margin-top="0cm" fo:margin-bottom="0.247cm" loext:contextual-spacing="false" style:line-height-at-least="0cm" fo:text-indent="1.499cm" style:auto-text-indent="false" style:page-number="auto"/>
      <style:text-properties fo:background-color="transparen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9:31:57.052201083</meta:creation-date>
    <dc:date>2016-12-13T00:58:13.041253461</dc:date>
    <meta:editing-duration>PT1H44M34S</meta:editing-duration>
    <meta:editing-cycles>24</meta:editing-cycles>
    <meta:generator>LibreOffice/5.1.4.2$Linux_X86_64 LibreOffice_project/10m0$Build-2</meta:generator>
    <meta:document-statistic meta:table-count="0" meta:image-count="0" meta:object-count="0" meta:page-count="3" meta:paragraph-count="43" meta:word-count="850" meta:character-count="6345" meta:non-whitespace-character-count="4165"/>
  </office:meta>
</office:document-meta>
</file>